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Sources.getTokenStream( IndexReader reader , int docId , String field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Sources.getTokenStream( TermPositionVector tp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dTokenStream.next( final Token reusable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kenSources.getTokenStream( TermPositionVector tpv , boolean tokenPositionsGuaranteedContiguou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TokenSources.getTokenStream( String field , String contents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dTokenStream.getTokenStream( TermPositionVector tpv , boolean tokenPositionsGuaranteedContigu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ources.compare(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kenSources.getTokenStream( Document doc , String field , Analyzer analy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kenSources.getTokenStream( IndexReader reader , int docId , String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okenSources.getAnyTokenStream( IndexReader reader , int docId , String field , Analyzer analyz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okenSources.getAnyTokenStream( IndexReader reader , int docId , String field , Document doc , Analyzer analyz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